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text-align="end" style:justify-single-word="false"/>
      <style:text-properties fo:language="en" fo:country="US"/>
    </style:style>
    <style:style style:name="P3" style:family="paragraph" style:parent-style-name="Standard">
      <style:paragraph-properties fo:text-align="end" style:justify-single-word="false"/>
    </style:style>
    <style:style style:name="P4" style:family="paragraph" style:parent-style-name="Standard">
      <style:paragraph-properties fo:margin-top="0.0835in" fo:margin-bottom="0.0835in"/>
    </style:style>
    <style:style style:name="P5" style:family="paragraph" style:parent-style-name="Standard">
      <style:paragraph-properties fo:margin-top="0.0835in" fo:margin-bottom="0.0835in"/>
      <style:text-properties fo:language="en" fo:country="US" fo:font-weight="bold" style:font-weight-asian="bold"/>
    </style:style>
    <style:style style:name="P6" style:family="paragraph" style:parent-style-name="Standard">
      <style:paragraph-properties fo:margin-top="0.0835in" fo:margin-bottom="0.0835in"/>
      <style:text-properties fo:language="en" fo:country="US" fo:font-weight="normal" style:font-weight-asian="normal" style:font-weight-complex="normal"/>
    </style:style>
    <style:style style:name="P7" style:family="paragraph" style:parent-style-name="Standard" style:master-page-name="Standard">
      <style:paragraph-properties fo:text-align="end" style:justify-single-word="false" style:page-number="auto"/>
      <style:text-properties fo:language="en" fo:country="US" fo:font-weight="bold" style:font-weight-asian="bold"/>
    </style:style>
    <style:style style:name="P8" style:family="paragraph" style:parent-style-name="Standard">
      <style:text-properties fo:language="en" fo:country="US"/>
    </style:style>
    <style:style style:name="P9" style:family="paragraph" style:parent-style-name="Standard">
      <style:paragraph-properties fo:margin-top="0.0835in" fo:margin-bottom="0.0835in"/>
      <style:text-properties fo:language="en" fo:country="US" fo:font-weight="bold" style:font-weight-asian="bold" style:font-weight-complex="bold"/>
    </style:style>
    <style:style style:name="T1" style:family="text">
      <style:text-properties fo:language="en" fo:country="US"/>
    </style:style>
    <style:style style:name="T2" style:family="text">
      <style:text-properties fo:language="en" fo:country="U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Konstantin Firsanov</text:p>
      <text:p text:style-name="P2">Head of the QA department</text:p>
      <text:p text:style-name="P2">skype: kosta_f </text:p>
      <text:p text:style-name="P3"><text:span text:style-name="T1">email: </text:span><text:a xlink:type="simple" xlink:href="mailto:konstantin.firsanov@gmail.com"><text:span text:style-name="Internet_20_link"><text:span text:style-name="T1">kfirsanov@issart.com</text:span></text:span></text:a></text:p>
      <text:p text:style-name="P5">Relevant data:</text:p>
      <text:p text:style-name="P1">Date of birth: 20 september 1966</text:p>
      <text:p text:style-name="P1">Languages: Russian (native), English (upper-intermediate).</text:p>
      <text:p text:style-name="P4"><text:span text:style-name="T2">Education</text:span><text:span text:style-name="T1">:</text:span></text:p>
      <text:p text:style-name="P1">September 2009 – August 2013. Postgraduate courses in the Omsk State Transport University.</text:p>
      <text:p text:style-name="P1">February 1997 – April 1997 Berlitz language school, London. Courses in business language.</text:p>
      <text:p text:style-name="P1">September 1983 – June 1988 – Omsk Technical university. Radio-engineering department.</text:p>
      <text:p text:style-name="P5">QA skills</text:p>
      <text:p text:style-name="P6">Manual testing of web, mobile, desktop applications;</text:p>
      <text:p text:style-name="P6">Test design: I'm able to provide test design for software system of any complexity. I can create any test design artifacts, from test plans to separate test cases optimized both for manual and automated testing. I have an experience of creating test design, according to IEEE-829-2008 standard. I can work with numerous system for test design management: testlink, Zephyre, testrail. I'm able to organize test documentation maintenance throughout the development process.</text:p>
      <text:p text:style-name="P6">Load testing: I have an experience in organization and conducting load testing. I'm able to identify test environment to conduct performance testing, to establish performance acceptance criteria, to setup baselines, to design tests, execute them and analyze results. I have an experience of working with apache jmeter, cloud based solutions like blazemeter and loadimpact to create and launch tests. I know how to monitor and collect resource utilization metrics. </text:p>
      <text:p text:style-name="P6">Automation: I have an experience of using tools to automate testing: iMacro, Selenium RC, Sikkuli, jmeter (for functional API testing). I'm able to organize process of automated testing: creation, update, launch of auto-tests.</text:p>
      <text:p text:style-name="P6">Usability testing: I have an experience in usability estimation of UI design. I have knowledge how to setup and maintain usability estimation and testing. </text:p>
      <text:p text:style-name="P6">QA management: I have an experience of management team of testers up to 12 persons, I have an experience of management off shore team of testers. I have an experience of management team of translators, providing localization and testing of web application. I'm able to setup and maintain the <text:s/>testing process for an ongoing or starting project.</text:p>
      <text:p text:style-name="P9">QA experience records.</text:p>
      <text:p text:style-name="P1">November 2009- April 2010 Equelli company. Software QA engineer. Manual testing of web applications, test design, experience in automation – Selenium RC, Sikkuli.</text:p>
      <text:p text:style-name="P1">May 2010 – May 2012 ISSArt company. Software QA engineer. Manual testing of web, mobile, desktop applications, test design, QA team management – 6 qa engineers in the team. QA process management on the project with project team size – 35 persons.</text:p>
      <text:p text:style-name="P1">June 2012 – May 2013 Senior software QA engineer. Load testing of highload web-applications. QA process management, planing test activities, test strategy development of the various projects, being worked on by ISSArt company.</text:p>
      <text:p text:style-name="P1">June 2013 – now. Head of the QA department of ISSArt company. QA process management, planing test activities, test strategy development on the various projects, being worked on by ISSArt company. Management of the load testing on the high load projects. </text:p>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Основной_20_шрифт_20_абзаца" style:display-name="Основной шрифт абзаца" style:family="text"/>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nstantin Firsanov</meta:initial-creator>
    <meta:creation-date>2015-05-18T22:51:17.97</meta:creation-date>
    <dc:date>2015-05-19T09:01:19.58</dc:date>
    <dc:creator>Konstantin Firsanov</dc:creator>
    <meta:editing-duration>PT1H8M44S</meta:editing-duration>
    <meta:editing-cycles>4</meta:editing-cycles>
    <meta:generator>OpenOffice/4.0.1$Win32 OpenOffice.org_project/401m5$Build-9714</meta:generator>
    <meta:document-statistic meta:table-count="0" meta:image-count="0" meta:object-count="0" meta:page-count="2" meta:paragraph-count="23" meta:word-count="467" meta:character-count="3095"/>
  </office:meta>
</office:document-meta>
</file>